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F0000000880BD6877B27763B5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0.9889in" style:rel-column-width="9361*"/>
    </style:style>
    <style:style style:name="Table1.B" style:family="table-column">
      <style:table-column-properties style:column-width="0.9896in" style:rel-column-width="9362*"/>
    </style:style>
    <style:style style:name="Table1.E" style:family="table-column">
      <style:table-column-properties style:column-width="0.9896in" style:rel-column-width="93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 style:data-style-name="N0">
      <style:table-cell-properties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18" style:family="table-cell" style:data-style-name="N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Footer">
      <style:text-properties officeooo:rsid="001302d6" officeooo:paragraph-rsid="002122d3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122d3" officeooo:paragraph-rsid="002122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50%"/>
      <style:text-properties officeooo:rsid="002122d3" officeooo:paragraph-rsid="002122d3"/>
    </style:style>
    <style:style style:name="T1" style:family="text">
      <style:text-properties fo:font-size="22pt" fo:font-weight="bold" officeooo:rsid="000f748f" style:font-size-asian="22pt" style:font-weight-asian="bold" style:font-size-complex="22pt" style:font-weight-complex="bold"/>
    </style:style>
    <style:style style:name="T2" style:family="text">
      <style:text-properties fo:font-size="13pt" officeooo:rsid="000f748f" style:font-size-asian="13pt" style:font-size-complex="13p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Instrument ID: </text:p>
      <text:p text:style-name="P4">Model: </text:p>
      <text:p text:style-name="P4"/>
      <text:p text:style-name="P4"><text:tab/>Module:</text:p>
      <table:table table:name="Table1" table:style-name="Table1" table:template-name="Elegant">
        <table:table-column table:style-name="Table1.A"/>
        <table:table-column table:style-name="Table1.B" table:number-columns-repeated="2"/>
        <table:table-column table:style-name="Table1.A"/>
        <table:table-column table:style-name="Table1.E" table:number-columns-repeated="3"/>
        <table:table-row table:style-name="Table1.1">
          <table:table-cell table:style-name="Table1.A1" office:value-type="string">
            <text:p text:style-name="P2">Measure Units</text:p>
          </table:table-cell>
          <table:table-cell table:style-name="Table1.A1" office:value-type="string">
            <text:p text:style-name="P2">Expected1</text:p>
          </table:table-cell>
          <table:table-cell table:style-name="Table1.A1" office:value-type="string">
            <text:p text:style-name="P2">Actual1</text:p>
          </table:table-cell>
          <table:table-cell table:style-name="Table1.A1" office:value-type="string">
            <text:p text:style-name="P2">Expected2</text:p>
          </table:table-cell>
          <table:table-cell table:style-name="Table1.A1" office:value-type="string">
            <text:p text:style-name="P2">Actual2</text:p>
          </table:table-cell>
          <table:table-cell table:style-name="Table1.A1" office:value-type="string">
            <text:p text:style-name="P2">Expected3</text:p>
          </table:table-cell>
          <table:table-cell table:style-name="Table1.A1" office:value-type="string">
            <text:p text:style-name="P2">Actual3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  <table:table-cell table:style-name="Table1.B2">
            <text:p text:style-name="P3"/>
          </table:table-cell>
        </table:table-row>
        <table:table-row table:style-name="Table1.1">
          <table:table-cell table:style-name="Table1.A18" office:value-type="string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Johnson-Controls-Logo" xlink:href="Pictures/1000000100000F0000000880BD6877B27763B53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Footer">
      <style:text-properties officeooo:rsid="001302d6" officeooo:paragraph-rsid="002122d3"/>
    </style:style>
    <style:style style:name="MT1" style:family="text">
      <style:text-properties fo:font-size="22pt" fo:font-weight="bold" officeooo:rsid="000f748f" style:font-size-asian="22pt" style:font-weight-asian="bold" style:font-size-complex="22pt" style:font-weight-complex="bold"/>
    </style:style>
    <style:style style:name="MT2" style:family="text">
      <style:text-properties fo:font-size="13pt" officeooo:rsid="000f748f" style:font-size-asian="13pt" style:font-size-complex="13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Johnson-Controls-Logo" draw:fill-image-width="2in" draw:fill-image-height="1.1201in" style:repeat="no-repeat" draw:fill-image-ref-point="top-left" style:footnote-max-height="0in" loext:margin-gutter="0in">
        <style:background-image xlink:href="Pictures/1000000100000F0000000880BD6877B27763B53D.png" xlink:type="simple" xlink:actuate="onLoad" style:position="top left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Johnson-Controls-Logo" draw:fill-image-width="2in" draw:fill-image-height="1.1201in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s/><text:tab/><text:span text:style-name="MT1">Calibration Report</text:span></text:p>
        <text:p text:style-name="Header"><text:tab/><text:span text:style-name="MT2">Johnson Controls</text:span></text:p>
      </style:header>
      <style:footer>
        <text:p text:style-name="MP1">Issue Date: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3:42:27.287000000</meta:creation-date>
    <dc:date>2023-04-27T11:40:14.831000000</dc:date>
    <meta:editing-duration>PT40M10S</meta:editing-duration>
    <meta:editing-cycles>1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3" meta:word-count="18" meta:character-count="140" meta:non-whitespace-character-count="128"/>
  </office:meta>
</office:document-meta>
</file>